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175b89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190593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ad8a8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51d3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175b89" officeooo:paragraph-rsid="00175b8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23cb40" officeooo:paragraph-rsid="0023cb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dd7d4" officeooo:paragraph-rsid="001dd7d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75b89" officeooo:paragraph-rsid="00175b8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75b89" officeooo:paragraph-rsid="00175b89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75b89" officeooo:paragraph-rsid="00190593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3cb40" officeooo:paragraph-rsid="0023cb4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dd7d4" officeooo:paragraph-rsid="001dd7d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90593" officeooo:paragraph-rsid="00175b89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90593" officeooo:paragraph-rsid="00190593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ad8a8" officeooo:paragraph-rsid="001ad8a8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officeooo:rsid="00175b89" officeooo:paragraph-rsid="00175b89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weight="bold" officeooo:rsid="001dd7d4" officeooo:paragraph-rsid="001dd7d4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weight="normal" officeooo:rsid="00259ab0" officeooo:paragraph-rsid="00259ab0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weight="normal" officeooo:rsid="00259ab0" officeooo:paragraph-rsid="00259ab0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weight="normal" officeooo:paragraph-rsid="00259ab0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weight="normal" officeooo:rsid="001dd7d4" officeooo:paragraph-rsid="001dd7d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dd7d4" officeooo:paragraph-rsid="0034f770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weight="normal" officeooo:rsid="001f51d3" officeooo:paragraph-rsid="00237c06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Arial" fo:font-weight="normal" officeooo:rsid="00216dba" officeooo:paragraph-rsid="00237c06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weight="normal" officeooo:rsid="00216dba" officeooo:paragraph-rsid="002245e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officeooo:paragraph-rsid="00190593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301902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34f770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weight="bold" officeooo:rsid="001dd7d4" officeooo:paragraph-rsid="0034f770" style:font-weight-asian="bold" style:font-weight-complex="bold"/>
    </style:style>
    <style:style style:name="T1" style:family="text">
      <style:text-properties officeooo:rsid="00175b89"/>
    </style:style>
    <style:style style:name="T2" style:family="text">
      <style:text-properties style:text-position="super 58%" officeooo:rsid="00175b89"/>
    </style:style>
    <style:style style:name="T3" style:family="text">
      <style:text-properties style:text-position="super 58%" officeooo:rsid="00190593"/>
    </style:style>
    <style:style style:name="T4" style:family="text">
      <style:text-properties style:text-position="super 58%" officeooo:rsid="001ad8a8"/>
    </style:style>
    <style:style style:name="T5" style:family="text">
      <style:text-properties style:text-position="super 58%" officeooo:rsid="001f51d3"/>
    </style:style>
    <style:style style:name="T6" style:family="text">
      <style:text-properties officeooo:rsid="00190593"/>
    </style:style>
    <style:style style:name="T7" style:family="text">
      <style:text-properties officeooo:rsid="001ad8a8"/>
    </style:style>
    <style:style style:name="T8" style:family="text">
      <style:text-properties officeooo:rsid="001f51d3"/>
    </style:style>
    <style:style style:name="T9" style:family="text">
      <style:text-properties officeooo:rsid="00259ab0"/>
    </style:style>
    <style:style style:name="T10" style:family="text">
      <style:text-properties officeooo:rsid="0026a7b6"/>
    </style:style>
    <style:style style:name="T11" style:family="text">
      <style:text-properties officeooo:rsid="00281eec"/>
    </style:style>
    <style:style style:name="T12" style:family="text">
      <style:text-properties officeooo:rsid="002994f6"/>
    </style:style>
    <style:style style:name="T13" style:family="text">
      <style:text-properties fo:font-style="italic" officeooo:rsid="00259ab0" style:font-style-asian="italic" style:font-style-complex="italic"/>
    </style:style>
    <style:style style:name="T14" style:family="text">
      <style:text-properties style:font-name="Arial" fo:font-weight="normal" officeooo:rsid="001dd7d4" style:font-weight-asian="normal" style:font-weight-complex="normal"/>
    </style:style>
    <style:style style:name="T15" style:family="text">
      <style:text-properties style:font-name="Arial" fo:font-weight="normal" officeooo:rsid="002c4e52" style:font-weight-asian="normal" style:font-weight-complex="normal"/>
    </style:style>
    <style:style style:name="T16" style:family="text">
      <style:text-properties style:font-name="Arial" fo:font-weight="normal" officeooo:rsid="0020dff8" style:font-weight-asian="normal" style:font-weight-complex="normal"/>
    </style:style>
    <style:style style:name="T17" style:family="text">
      <style:text-properties style:font-name="Arial" fo:font-weight="normal" officeooo:rsid="001f51d3" style:font-weight-asian="normal" style:font-weight-complex="normal"/>
    </style:style>
    <style:style style:name="T18" style:family="text">
      <style:text-properties style:font-name="Arial" fo:font-weight="normal" officeooo:rsid="002e6035" style:font-weight-asian="normal" style:font-weight-complex="normal"/>
    </style:style>
    <style:style style:name="T19" style:family="text">
      <style:text-properties style:font-name="Arial" fo:font-weight="normal" officeooo:rsid="002dd386" style:font-weight-asian="normal" style:font-weight-complex="normal"/>
    </style:style>
    <style:style style:name="T20" style:family="text">
      <style:text-properties style:font-name="Arial" fo:font-weight="normal" officeooo:rsid="002eddeb" style:font-weight-asian="normal" style:font-weight-complex="normal"/>
    </style:style>
    <style:style style:name="T21" style:family="text">
      <style:text-properties style:font-name="Arial" fo:font-weight="normal" officeooo:rsid="00301902" style:font-weight-asian="normal" style:font-weight-complex="normal"/>
    </style:style>
    <style:style style:name="T22" style:family="text">
      <style:text-properties style:font-name="Arial" fo:font-weight="normal" officeooo:rsid="0034f770" style:font-weight-asian="normal" style:font-weight-complex="normal"/>
    </style:style>
    <style:style style:name="T23" style:family="text">
      <style:text-properties officeooo:rsid="00322914"/>
    </style:style>
    <style:style style:name="T24" style:family="text">
      <style:text-properties officeooo:rsid="00330cfd"/>
    </style:style>
    <style:style style:name="T25" style:family="text">
      <style:text-properties officeooo:rsid="0034f7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neFusion</text:p>
      <text:p text:style-name="P8"/>
      <text:p text:style-name="P6">Launching the program</text:p>
      <text:p text:style-name="P11"/>
      <text:list xml:id="list14802245761" text:style-name="L1">
        <text:list-item>
          <text:p text:style-name="P18">Organize files</text:p>
          <text:p text:style-name="P20"><text:span text:style-name="T9">Copy the program files wherever you want. Be careful, you need to have the right to edit some files. Having the administration </text:span><text:span text:style-name="T12">privileges</text:span><text:span text:style-name="T9"> may help.</text:span></text:p>
          <text:p text:style-name="P18">Create your output directory, and all the necessary other directories.</text:p>
          <text:p text:style-name="P18"/>
        </text:list-item>
        <text:list-item>
          <text:p text:style-name="P18">Place the script folder</text:p>
          <text:p text:style-name="P18">The script directory can stay with the source code, it's not really necessary to move it but you can if necessary.</text:p>
          <text:p text:style-name="P18"/>
        </text:list-item>
        <text:list-item>
          <text:p text:style-name="P20"><text:span text:style-name="T9">Download the </text:span><text:span text:style-name="T11">gene reference</text:span></text:p>
          <text:p text:style-name="P18">The version of the file we use is in the script directory but you can download/create an another one if you want.</text:p>
          <text:p text:style-name="P18">You can go to https://genome.ucsc.edu/cgi-bin/hgTables in order to generate one.</text:p>
          <text:p text:style-name="P20"><text:span text:style-name="T9">If you do this, add a filter in which chrom does match </text:span><text:span text:style-name="T13">chr?? AND chr?</text:span><text:span text:style-name="T9"> in order to keep the same data template as we have.</text:span></text:p>
          <text:p text:style-name="P18"/>
        </text:list-item>
        <text:list-item>
          <text:p text:style-name="P20"><text:span text:style-name="T9">Config</text:span><text:span text:style-name="T10">uration</text:span></text:p>
          <text:p text:style-name="P18">You need to configure some files:</text:p>
        </text:list-item>
      </text:list>
      <text:list xml:id="list1247662285" text:style-name="L2">
        <text:list-item>
          <text:p text:style-name="P19">code/makefile</text:p>
          <text:list>
            <text:list-header>
              <text:p text:style-name="P19">You may have to change MPI's version or some dependency but be careful on what you modify, this could lead the program to a non working state.</text:p>
            </text:list-header>
          </text:list>
        </text:list-item>
        <text:list-item>
          <text:p text:style-name="P19">init_ref_genes_files.sh</text:p>
          <text:list>
            <text:list-header>
              <text:p text:style-name="P19">The script parameters depend on how you organize your files</text:p>
            </text:list-header>
          </text:list>
        </text:list-item>
        <text:list-item>
          <text:p text:style-name="P19">script/chrNames.txt</text:p>
          <text:list>
            <text:list-header>
              <text:p text:style-name="P19">In this file:</text:p>
              <text:list>
                <text:list-item>
                  <text:p text:style-name="P19">the left column corresponds to the denomination of the chromosomes in the refGene file you downloaded</text:p>
                </text:list-item>
                <text:list-item>
                  <text:p text:style-name="P19">the right column corresponds to the denomination of the chromosomes in your SAM header</text:p>
                </text:list-item>
              </text:list>
            </text:list-header>
          </text:list>
        </text:list-item>
        <text:list-item>
          <text:p text:style-name="P19">GeneFusion.sh</text:p>
          <text:list>
            <text:list-header>
              <text:p text:style-name="P19">In this file, every variable in the Parameter section should be redefined.</text:p>
              <text:p text:style-name="P19">The variables names are explicit.</text:p>
            </text:list-header>
          </text:list>
        </text:list-item>
      </text:list>
      <text:list xml:id="list669836946" text:continue-list="list14802245761" text:style-name="L1">
        <text:list-header>
          <text:p text:style-name="P18"/>
        </text:list-header>
        <text:list-item>
          <text:p text:style-name="P18">GeneFusion</text:p>
          <text:p text:style-name="P18"><text:tab/>Basic use:</text:p>
          <text:p text:style-name="P18"><text:tab/><text:tab/>Connect to the cluster</text:p>
          <text:p text:style-name="P18"><text:tab/><text:tab/>time bash GeneFusion.sh</text:p>
          <text:p text:style-name="P18"><text:tab/>Advance use options:</text:p>
          <text:p text:style-name="P18"><text:tab/><text:tab/>If you pass one parameter(n) to the script, it won't ask you if you made the configuration.</text:p>
          <text:p text:style-name="P18"><text:tab/><text:tab/>If you pass a second parameter(y) to the script, it will automatically remove the existing files in your output directory.</text:p>
        </text:list-item>
      </text:list>
      <text:p text:style-name="P16"/>
      <text:p text:style-name="P7">Steps of the program</text:p>
      <text:p text:style-name="P9"/>
      <text:p text:style-name="P1"><text:span text:style-name="T1">1</text:span><text:span text:style-name="T2">st</text:span><text:span text:style-name="T1"> step : Load the data file into the RAM. Since this memory is very fast, it allows to speed up the treatment a lot.</text:span></text:p>
      <text:p text:style-name="P9"/>
      <text:p text:style-name="P1"><text:span text:style-name="T1">2</text:span><text:span text:style-name="T2">nd</text:span><text:span text:style-name="T1"> step : Merge sort. This sorting algorithm is really fast for linked-list.</text:span></text:p>
      <text:p text:style-name="P9"/>
      <text:p text:style-name="P1"><text:span text:style-name="T1">3</text:span><text:span text:style-name="T2">rd</text:span><text:span text:style-name="T1"> step : Associate gene's IDs to reads.</text:span></text:p>
      <text:p text:style-name="P9"/>
      <text:p text:style-name="P2"><text:span text:style-name="T1">4</text:span><text:span text:style-name="T2">th</text:span><text:span text:style-name="T1"> step : </text:span><text:span text:style-name="T6">Check</text:span><text:span text:style-name="T1"> condition 1. The reads paired on the same gene aren't interesting since they wouldn't issue a</text:span><text:span text:style-name="T23">n</text:span><text:span text:style-name="T1"> interesting cluster</text:span><text:span text:style-name="T23"> (see Defuse)</text:span><text:span text:style-name="T1">.</text:span></text:p>
      <text:p text:style-name="P10"/>
      <text:p text:style-name="P1"><text:span text:style-name="T1">5</text:span><text:span text:style-name="T2">th</text:span><text:span text:style-name="T1"> step : </text:span><text:span text:style-name="T6">Create clusters. In memory, we create the clusters.</text:span></text:p>
      <text:p text:style-name="P13"/>
      <text:p text:style-name="P2"><text:span text:style-name="T6">6</text:span><text:span text:style-name="T3">th</text:span><text:span text:style-name="T6"> step : Delete clusters that belong to the same family. We base the family database on a script we created. This data isn't sure since we don't really know how to define families.</text:span><text:span text:style-name="T23"> If you want to use an other family database, check that your genes id are the same than your refGene file. </text:span></text:p>
      <text:p text:style-name="P14"/>
      <text:p text:style-name="P2"><text:span text:style-name="T6">7</text:span><text:span text:style-name="T3">th</text:span><text:span text:style-name="T6"> step : Delete duplicates. Some reads are duplicated sometimes during the alignment. We delete it in order to have more memory and less processing to do.</text:span></text:p>
      <text:p text:style-name="P14"/>
      <text:p text:style-name="P2"><text:span text:style-name="T6">8</text:span><text:span text:style-name="T3">th</text:span><text:span text:style-name="T6"> step : Send all clusters to the master process. The algorithm avoids the master to process every thing. It is similar to a binary tree. Each process sends his data to his own father. His father will process what he received with his own data and then send to it's own father, …</text:span></text:p>
      <text:p text:style-name="P14"/>
      <text:p text:style-name="P2"><text:span text:style-name="T6">9</text:span><text:span text:style-name="T3">th</text:span><text:span text:style-name="T6"> step : We delete clusters that are too small. If a cluster </text:span><text:span text:style-name="T24">is not enough deep</text:span><text:span text:style-name="T6">, it's not interesting since we can't find any usable information about it.</text:span></text:p>
      <text:p text:style-name="P14"/>
      <text:p text:style-name="P2"><text:span text:style-name="T6">10</text:span><text:span text:style-name="T3">th</text:span><text:span text:style-name="T6"> step : Process 0 scatters all the clusters to all processes. </text:span><text:span text:style-name="T24">A cluster can't be on </text:span><text:span text:style-name="T25">more than one</text:span><text:span text:style-name="T24"> process.</text:span></text:p>
      <text:p text:style-name="P14"/>
      <text:p text:style-name="P2"><text:span text:style-name="T6">11</text:span><text:span text:style-name="T3">th</text:span><text:span text:style-name="T6"> step : Send reads from all processes to all interested processes</text:span></text:p>
      <text:p text:style-name="P14"/>
      <text:p text:style-name="P2"><text:span text:style-name="T6">12</text:span><text:span text:style-name="T3">th</text:span><text:span text:style-name="T6"> step : Check condition 2 </text:span><text:span text:style-name="T25">(see Defuse).</text:span></text:p>
      <text:p text:style-name="P14"/>
      <text:p text:style-name="P3"><text:span text:style-name="T7">13</text:span><text:span text:style-name="T4">th</text:span><text:span text:style-name="T7"> step : Set cover. Each read must belong to only one cluster. The biggest cluster will keep all the reads he has. If a read in this cluster is in another cluster, </text:span><text:span text:style-name="T25">the other delete it.</text:span></text:p>
      <text:p text:style-name="P15"/>
      <text:p text:style-name="P4"><text:span text:style-name="T8">14</text:span><text:span text:style-name="T5">th</text:span><text:span text:style-name="T8"> step : Estimate start and end of the cluster's fusion boundary.</text:span></text:p>
      <text:p text:style-name="P15"/>
      <text:p text:style-name="P3"><text:span text:style-name="T7">1</text:span><text:span text:style-name="T8">5</text:span><text:span text:style-name="T4">th</text:span><text:span text:style-name="T7"> step : Write output. We write two files. One file containing all the clusters but not the reads. One file containing the reads.</text:span></text:p>
      <text:p text:style-name="P17">Output shape</text:p>
      <text:p text:style-name="P12"/>
      <text:list xml:id="list136773507" text:style-name="L3">
        <text:list-item>
          <text:p text:style-name="P21">The cluster file is in the following shape</text:p>
          <text:p text:style-name="P27"><text:span text:style-name="T14">“</text:span><text:span text:style-name="T15">Chromosome A</text:span><text:span text:style-name="T14">”<text:tab/>“</text:span><text:span text:style-name="T15">Chromosome B</text:span><text:span text:style-name="T14">”<text:tab/>“</text:span><text:span text:style-name="T22">Name </text:span><text:span text:style-name="T16">G</text:span><text:span text:style-name="T14">ene A</text:span><text:span text:style-name="T22">(ID)</text:span><text:span text:style-name="T14">”<text:tab/>“</text:span><text:span text:style-name="T22">Name </text:span><text:span text:style-name="T16">G</text:span><text:span text:style-name="T14">ene B</text:span><text:span text:style-name="T22">(ID)</text:span><text:span text:style-name="T14">” “</text:span><text:span text:style-name="T16">N</text:span><text:span text:style-name="T17">umber of reads in the cluster”<text:tab/>“Start offset in the reads file”<text:tab/>“</text:span><text:span text:style-name="T18">Offset size in the reads file</text:span><text:span text:style-name="T17">”<text:tab/>“Estimate start of the fusion boundary”<text:tab/>“Estimate end of the fusion boundary”<text:tab/>“</text:span><text:span text:style-name="T19">Percentage </text:span><text:span text:style-name="T20">exon backward following his forward </text:span><text:span text:style-name="T21">(0 → 1, 1 → 2, 2 → 0)</text:span><text:span text:style-name="T17">”</text:span></text:p>
          <text:p text:style-name="P23"/>
          <text:p text:style-name="P24">The separator is a tabulation.</text:p>
          <text:p text:style-name="P24"/>
        </text:list-item>
        <text:list-item>
          <text:p text:style-name="P25">The reads file is in the following shape</text:p>
          <text:p text:style-name="P24">Header</text:p>
          <text:p text:style-name="P24">Reads</text:p>
          <text:p text:style-name="P24"/>
          <text:p text:style-name="P24">The header is exactly the same as in the input file.</text:p>
          <text:p text:style-name="P24">The reads are exactly the same as in the input file except that only the reads that are in a cluster are written.</text:p>
        </text:list-item>
      </text:list>
      <text:p text:style-name="P29"><text:span text:style-name="T25">What next ?</text:span></text:p>
      <text:p text:style-name="P22"><text:span text:style-name="T25"/></text:p>
      <text:list xml:id="list598689460" text:style-name="L4">
        <text:list-item>
          <text:p text:style-name="P28"><text:span text:style-name="T22">Make familygene filter as an option ? </text:span></text:p>
        </text:list-item>
        <text:list-item>
          <text:p text:style-name="P28"><text:span text:style-name="T22">Find a break point ? Nonsense ?? </text:span></text:p>
        </text:list-item>
        <text:list-item>
          <text:p text:style-name="P28"><text:span text:style-name="T22">Add other filters : Paralogue genes ?etc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Magalhaes</meta:initial-creator>
    <meta:creation-date>2015-08-18T13:26:43</meta:creation-date>
    <dc:date>2015-08-28T14:52:01</dc:date>
    <dc:creator>Thomas Magalhaes</dc:creator>
    <meta:editing-duration>PT01H39M34S</meta:editing-duration>
    <meta:editing-cycles>26</meta:editing-cycles>
    <meta:generator>OpenOffice.org/3.2$Unix OpenOffice.org_project/320m19$Build-9505</meta:generator>
    <meta:document-statistic meta:table-count="0" meta:image-count="0" meta:object-count="0" meta:page-count="4" meta:paragraph-count="60" meta:word-count="815" meta:character-count="4394"/>
  </office:meta>
</office:document-meta>
</file>